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dce" officeooo:paragraph-rsid="0019a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CC C++ Compiler</text:p>
      <text:p text:style-name="P1"/>
      <text:p text:style-name="P1">Includes:</text:p>
      <text:p text:style-name="P1"/>
      <text:p text:style-name="P1"><text:tab/>Include paths (-I): </text:p>
      <text:p text:style-name="P1"/>
      <text:p text:style-name="P1"><text:tab/>/usr/local/include/opencv4</text:p>
      <text:p text:style-name="P1"><text:tab/>/opt/pylon5/include</text:p>
      <text:p text:style-name="P1"><text:tab/>/usr/local/include</text:p>
      <text:p text:style-name="P1"/>
      <text:p text:style-name="P1">Miscellaneous:</text:p>
      <text:p text:style-name="P1"/>
      <text:p text:style-name="P1"><text:tab/>Other flags:</text:p>
      <text:p text:style-name="P1"/>
      <text:p text:style-name="P1"><text:tab/>-c -fmessage-length=0 -Wno-attributes -DUSE_GIGE -Wno-unknown-pragmas -pthread</text:p>
      <text:p text:style-name="P1"/>
      <text:p text:style-name="P1">GCC C++ Linker</text:p>
      <text:p text:style-name="P1"/>
      <text:p text:style-name="P1">Libraries:</text:p>
      <text:p text:style-name="P1"/>
      <text:p text:style-name="P1"><text:tab/>Libraries (-l):</text:p>
      <text:p text:style-name="P1"><text:tab/>opencv_highgui</text:p>
      <text:p text:style-name="P1"><text:tab/>pthread</text:p>
      <text:p text:style-name="P1"><text:tab/>pylonbase</text:p>
      <text:p text:style-name="P1"><text:tab/>GenApi_gcc_v3_1_Basler_pylon_v5_1</text:p>
      <text:p text:style-name="P1"><text:tab/>GCBase_gcc_v3_1_Basler_pylon_v5_1</text:p>
      <text:p text:style-name="P1"><text:tab/>pylonutility</text:p>
      <text:p text:style-name="P1"><text:tab/>opencv_imgproc</text:p>
      <text:p text:style-name="P1"><text:tab/>opencv_imgcodecs</text:p>
      <text:p text:style-name="P1"><text:tab/>opencv_core</text:p>
      <text:p text:style-name="P1"/>
      <text:p text:style-name="P1"><text:tab/>Library search path (-L):</text:p>
      <text:p text:style-name="P1"><text:tab/>/usr/local/lib</text:p>
      <text:p text:style-name="P1"><text:tab/>/opt/pylon5/lib64</text:p>
      <text:p text:style-name="P1"/>
      <text:p text:style-name="P1">Miscellaneous:</text:p>
      <text:p text:style-name="P1"/>
      <text:p text:style-name="P1"><text:tab/>Linker flags:</text:p>
      <text:p text:style-name="P1"><text:tab/>-Wl,--enable-new-dtags -Wl,-rpath,/opt/pylon5/lib64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3:42:49.487439812</meta:creation-date>
    <dc:date>2018-10-15T13:56:05.722221890</dc:date>
    <meta:editing-duration>PT13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46" meta:character-count="555" meta:non-whitespace-character-count="515"/>
  </office:meta>
</office:document-meta>
</file>